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style:contextual-spacing="false"/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6" style:family="paragraph" style:parent-style-name="Standard">
      <style:paragraph-properties fo:margin-top="0cm" fo:margin-bottom="0.423cm" style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7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8" style:family="paragraph" style:parent-style-name="Standard">
      <style:paragraph-properties fo:margin-top="0cm" fo:margin-bottom="0.282cm" style:contextual-spacing="false"/>
    </style:style>
    <style:style style:name="P9" style:family="paragraph" style:parent-style-name="List_20_Paragraph" style:list-style-name="WW8Num2"/>
    <style:style style:name="P10" style:family="paragraph" style:parent-style-name="List_20_Paragraph" style:list-style-name="WW8Num2"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 style:list-style-name="WW8Num1"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T5" style:family="text">
      <style:text-properties style:font-name="Times New Roman" fo:font-size="12pt" officeooo:rsid="000c6c52" style:font-size-asian="12pt" style:font-name-complex="Times New Roman" style:font-size-complex="12pt" style:font-style-complex="italic" style:font-weight-complex="bold"/>
    </style:style>
    <style:style style:name="T6" style:family="text">
      <style:text-properties style:font-name="Times New Roman" fo:font-size="12pt" officeooo:rsid="0011016e" style:font-size-asian="12pt" style:font-name-complex="Times New Roman" style:font-size-complex="12pt" style:font-style-complex="italic" style:font-weight-complex="bold"/>
    </style:style>
    <style:style style:name="T7" style:family="text">
      <style:text-properties style:font-name="Times New Roman" fo:font-size="12pt" fo:language="en" fo:country="US" fo:font-style="italic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8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10" style:family="text">
      <style:text-properties style:font-name="Times New Roman" fo:font-size="14pt" style:font-size-asian="14pt" style:font-name-complex="Times New Roman" style:font-size-complex="14pt"/>
    </style:style>
    <style:style style:name="T11" style:family="text">
      <style:text-properties fo:language="en" fo:country="US"/>
    </style:style>
    <style:style style:name="T12" style:family="text">
      <style:text-properties style:font-name-complex="Calibri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Bookmark"/>Практическое задание по дисциплине: <text:span text:style-name="T1"/></text:p>
      <text:p text:style-name="P3">Программирование для интернет<text:span text:style-name="T9"/></text:p>
      <text:p text:style-name="P5">Создать веб-приложение по выбранной теме<text:span text:style-name="T9"/></text:p>
      <text:p text:style-name="P6">(по варианту)<text:span text:style-name="T2"/></text:p>
      <text:p text:style-name="P4">Список тем:<text:span text:style-name="T3"/></text:p>
      <text:list text:style-name="WW8Num1">
        <text:list-item>
          <text:p text:style-name="P11" loext:marker-style-name="T3">Блог<text:span text:style-name="T3"/></text:p>
        </text:list-item>
        <text:list-item>
          <text:p text:style-name="P11" loext:marker-style-name="T3">Галерея<text:span text:style-name="T3"/></text:p>
        </text:list-item>
        <text:list-item>
          <text:p text:style-name="P11" loext:marker-style-name="T3">Интернет-магазин<text:span text:style-name="T3"/></text:p>
        </text:list-item>
        <text:list-item>
          <text:p text:style-name="P11" loext:marker-style-name="T3">Форум<text:span text:style-name="T3"/></text:p>
        </text:list-item>
        <text:list-item>
          <text:p text:style-name="P11" loext:marker-style-name="T3">Образовательный портал<text:span text:style-name="T3"/></text:p>
        </text:list-item>
        <text:list-item>
          <text:p text:style-name="P11" loext:marker-style-name="T3">Файлообменник<text:span text:style-name="T3"/></text:p>
        </text:list-item>
        <text:list-item>
          <text:p text:style-name="P11" loext:marker-style-name="T2">Информационный портал<text:span text:style-name="T2"/></text:p>
        </text:list-item>
      </text:list>
      <text:p text:style-name="P4">Задачи:<text:span text:style-name="T3"/></text:p>
      <text:p text:style-name="P2">а) выполнить анализ и представить структуру приложения;<text:span text:style-name="T3"/></text:p>
      <text:p text:style-name="Standard"><text:span text:style-name="T3">б) создать функционал администратора: возможность добавления, удаления, просмотра, модерирования данных или обработки заказа. Используется фреймворк </text:span><text:span text:style-name="T7">Laravel</text:span><text:span text:style-name="T4"> версия </text:span><text:span text:style-name="T5">9 </text:span><text:span text:style-name="T6">и выше</text:span><text:span text:style-name="T4">;</text:span></text:p>
      <text:p text:style-name="P2">в) организовать вывод данных для просмотра с возможностью комментирования, оценивания или оформления заказа пользователем.<text:span text:style-name="T3"/></text:p>
      <text:p text:style-name="P2">На одну тему могут записаться не более 3-х человек.<text:span text:style-name="T3"/></text:p>
      <text:p text:style-name="P2"/>
      <text:p text:style-name="P3">Этапы выполнения задания:<text:span text:style-name="T3"/></text:p>
      <text:list text:style-name="WW8Num2">
        <text:list-item>
          <text:p text:style-name="P10" loext:marker-style-name="T3">Выбор темы, проектирование приложения. <text:span text:style-name="T3"/></text:p>
          <text:list>
            <text:list-item>
              <text:p text:style-name="P10" loext:marker-style-name="T3">Какие таблицы будет включать приложение? Поля таблиц и типы данных.<text:span text:style-name="T3"/></text:p>
            </text:list-item>
            <text:list-item>
              <text:p text:style-name="P10" loext:marker-style-name="T3">Связи между таблицами.<text:span text:style-name="T3"/></text:p>
            </text:list-item>
            <text:list-item>
              <text:p text:style-name="P10" loext:marker-style-name="T3">Какие страницы включает приложение? Составить карту экранов.<text:span text:style-name="T3"/></text:p>
            </text:list-item>
            <text:list-item>
              <text:p text:style-name="P10" loext:marker-style-name="T3">Сценарий поведения пользователей. Описать роли пользователя.<text:span text:style-name="T3"/></text:p>
            </text:list-item>
            <text:list-item>
              <text:p text:style-name="P10" loext:marker-style-name="T3">Формы.<text:span text:style-name="T3"/></text:p>
            </text:list-item>
          </text:list>
        </text:list-item>
        <text:list-item>
          <text:p text:style-name="P9" loext:marker-style-name="T3"><text:span text:style-name="T3">Окружение. Установка ПО: сервер (</text:span><text:span text:style-name="T8">XAMPP</text:span><text:span text:style-name="T3">), </text:span><text:span text:style-name="T8">node</text:span><text:span text:style-name="T3">.</text:span><text:span text:style-name="T8">js</text:span><text:span text:style-name="T3">, </text:span><text:span text:style-name="T8">Git</text:span><text:span text:style-name="T3">, </text:span><text:span text:style-name="T8">composer</text:span><text:span text:style-name="T3">.</text:span></text:p>
        </text:list-item>
        <text:list-item>
          <text:p text:style-name="P9" loext:marker-style-name="T3"><text:span text:style-name="T3">Создание базы данных через </text:span><text:span text:style-name="T8">phpMyAdmin</text:span><text:span text:style-name="T3"> (</text:span><text:span text:style-name="T8">pgAdmin</text:span><text:span text:style-name="T3">).</text:span></text:p>
        </text:list-item>
        <text:list-item>
          <text:p text:style-name="P9" loext:marker-style-name="T3"><text:span text:style-name="T3">Разворачивание проекта</text:span><text:span text:style-name="T8"> </text:span><text:span text:style-name="T3">через </text:span><text:span text:style-name="T8">composer.</text:span></text:p>
        </text:list-item>
        <text:list-item>
          <text:p text:style-name="P9" loext:marker-style-name="T3"><text:span text:style-name="T3">Настроить окружение проекта – файл .</text:span><text:span text:style-name="T8">env</text:span><text:span text:style-name="T3">.</text:span></text:p>
        </text:list-item>
        <text:list-item>
          <text:p text:style-name="P9" loext:marker-style-name="T3"><text:span text:style-name="T3">Создание миграций. Добавление данных через </text:span><text:span text:style-name="T8">phpMyAdmin</text:span><text:span text:style-name="T3"> (</text:span><text:span text:style-name="T8">pgAdmin</text:span><text:span text:style-name="T3">).</text:span></text:p>
        </text:list-item>
        <text:list-item>
          <text:p text:style-name="P10" loext:marker-style-name="T3"><text:soft-page-break/>Создание контроллера ресурса.<text:span text:style-name="T3"/></text:p>
        </text:list-item>
        <text:list-item>
          <text:p text:style-name="P9" loext:marker-style-name="T3"><text:span text:style-name="T3">Создание шаблонов страниц – шаблонизатор </text:span><text:span text:style-name="T8">blade</text:span><text:span text:style-name="T3">. Установка </text:span><text:span text:style-name="T8">Laravel</text:span><text:span text:style-name="T3"> </text:span><text:span text:style-name="T8">UI</text:span><text:span text:style-name="T3">. Авторизация польз</text:span><text:bookmark text:name="_Hlk65759629"/><text:span text:style-name="T3">ователя.</text:span></text:p>
        </text:list-item>
        <text:list-item>
          <text:p text:style-name="P10" loext:marker-style-name="T3">Маршрутизация (роуты).<text:span text:style-name="T3"/></text:p>
        </text:list-item>
        <text:list-item>
          <text:p text:style-name="P9" loext:marker-style-name="T3"><text:span text:style-name="T3">Добавление библиотеки </text:span><text:span text:style-name="T8">Laravel</text:span><text:span text:style-name="T3">-</text:span><text:span text:style-name="T8">admin</text:span><text:span text:style-name="T3">. Создание панели администратора.</text:span></text:p>
        </text:list-item>
      </text:list>
      <text:p text:style-name="P2"/>
      <text:p text:style-name="P7">Ссылки на документацию:</text:p>
      <text:p text:style-name="Standard"><text:a xlink:type="simple" xlink:href="https://laravel.su/docs/" text:style-name="Internet_20_link" text:visited-style-name="Visited_20_Internet_20_Link"><text:span text:style-name="Internet_20_link">https://laravel.su/docs/</text:span></text:a></text:p>
      <text:p text:style-name="Standard"><text:a xlink:type="simple" xlink:href="https://laravel.com/docs/" text:style-name="Internet_20_link" text:visited-style-name="Visited_20_Internet_20_Link"><text:span text:style-name="Internet_20_link"><text:span text:style-name="T11">https</text:span></text:span><text:span text:style-name="Internet_20_link">://</text:span><text:span text:style-name="Internet_20_link"><text:span text:style-name="T11">laravel</text:span></text:span><text:span text:style-name="Internet_20_link">.</text:span><text:span text:style-name="Internet_20_link"><text:span text:style-name="T11">com</text:span></text:span><text:span text:style-name="Internet_20_link">/</text:span><text:span text:style-name="Internet_20_link"><text:span text:style-name="T11">docs</text:span></text:span><text:span text:style-name="Internet_20_link">/</text:span></text:a></text:p>
      <text:p text:style-name="P7">Ссылка на интерфейс для админ-панели:</text:p>
      <text:p text:style-name="Standard"><text:a xlink:type="simple" xlink:href="https://laravel-admin.org/docs/en/README" text:style-name="Internet_20_link" text:visited-style-name="Visited_20_Internet_20_Link"><text:span text:style-name="Internet_20_link"><text:span text:style-name="T12">https://laravel-admin.org/docs/en/README</text:span></text:span></text:a><text:span text:style-name="T10"/></text:p>
      <text:p text:style-name="P7">Пример реализации функционала блога</text:p>
      <text:p text:style-name="Standard"><text:a xlink:type="simple" xlink:href="https://github.com/tepern/laravel" text:style-name="Internet_20_link" text:visited-style-name="Visited_20_Internet_20_Link"><text:span text:style-name="Internet_20_link"><text:span text:style-name="T12">https://github.com/tepern/laravel</text:span></text:span></text:a><text:bookmark-end text:name="Bookmark"/></text:p>
      <text:p text:style-name="Standard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Verdan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font-name-asian="Droid Sans Fallback" style:font-size-asian="10.5pt" style:language-asian="zh" style:country-asian="CN" style:font-name-complex="Verdan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left="0cm" fo:margin-right="0cm" fo:margin-top="0cm" fo:margin-bottom="0.282cm" style:contextual-spacing="false" fo:line-height="106%" fo:orphans="2" fo:widows="2" fo:hyphenation-ladder-count="no-limit" fo:text-indent="0cm" style:auto-text-indent="false" style:writing-mode="lr-tb"/>
      <style:text-properties style:use-window-font-color="true" loext:opacity="0%" style:font-name="Calibri1" fo:font-family="Calibri" style:font-family-generic="roman" style:font-pitch="variable" fo:font-size="11pt" fo:language="ru" fo:country="RU" style:font-name-asian="SimSun" style:font-family-asian="SimSun" style:font-pitch-asian="variable" style:font-size-asian="11pt" style:language-asian="en" style:country-asian="US" style:font-name-complex="Calibri" style:font-family-complex="Calibri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Verdana" style:font-family-complex="Verdan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List_20_Paragraph" style:display-name="List Paragraph" style:family="paragraph" style:parent-style-name="Standard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 loext:opacity="100%"/>
    </style:style>
    <style:style style:name="FollowedHyperlink1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Тепер Наталья</meta:initial-creator>
    <meta:creation-date>2021-09-10T04:31:00</meta:creation-date>
    <dc:date>2025-09-12T08:11:13.563507692</dc:date>
    <meta:editing-cycles>21</meta:editing-cycles>
    <meta:editing-duration>PT3M31S</meta:editing-duration>
    <meta:generator>LibreOffice/24.2.5.2$Linux_X86_64 LibreOffice_project/420$Build-2</meta:generator>
    <meta:document-statistic meta:table-count="0" meta:image-count="0" meta:object-count="0" meta:page-count="2" meta:paragraph-count="40" meta:word-count="199" meta:character-count="1639" meta:non-whitespace-character-count="1498"/>
    <meta:user-defined meta:name="AppVersion">16.0000</meta:user-defined>
    <meta:user-defined meta:name="Company">Itech Grou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